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KustomAnnotationAutowiredBean.getDepend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TypeFilter.match( MetadataReader metadataReader , MetadataReaderFactory metadataRea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canParserTests.componentScanWithAutowired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canParserTests.aspectjTypeFilterWithPlacehol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ponentScanParserTests.customAnnotationUsedForBothComponentScanAnd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canParserTests.aspectjTyp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onentScanParserTests.componentScanRespectsProfile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mponentScanParserTests.customTyp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ScanParserTests.nonMatchingResourc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ScanParserTests.matchingResource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nentScanParserTests.loadContext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